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8ac5c" style:font-size-asian="10pt" style:font-size-complex="10pt"/>
    </style:style>
    <style:style style:name="P3" style:family="paragraph" style:parent-style-name="Standard">
      <style:paragraph-properties fo:margin-top="0in" fo:margin-bottom="0.1965in" loext:contextual-spacing="false" fo:orphans="2" fo:widows="2"/>
      <style:text-properties fo:font-variant="normal" fo:text-transform="none" fo:color="#000000" style:font-name="monospace" fo:font-size="10pt" fo:letter-spacing="normal" fo:font-style="normal" fo:font-weight="normal" officeooo:paragraph-rsid="0008ac5c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monospace" fo:font-size="10pt" fo:letter-spacing="normal" fo:font-style="normal" fo:font-weight="normal" officeooo:paragraph-rsid="0008ac5c" style:font-size-asian="10pt" style:font-size-complex="10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monospace" fo:font-size="10pt" fo:letter-spacing="normal" fo:font-style="normal" fo:font-weight="bold" officeooo:paragraph-rsid="0008ac5c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bold" officeooo:rsid="0008ac5c" officeooo:paragraph-rsid="0008ac5c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monospace" fo:font-size="10pt" fo:letter-spacing="normal" fo:font-style="normal" fo:font-weight="normal" officeooo:paragraph-rsid="0008ac5c" style:font-size-asian="10pt" style:font-size-complex="10pt"/>
    </style:style>
    <style:style style:name="P12" style:family="paragraph" style:parent-style-name="Preformatted_20_Text">
      <style:paragraph-properties fo:margin-top="0in" fo:margin-bottom="0.1965in" loext:contextual-spacing="false" fo:orphans="2" fo:widows="2"/>
      <style:text-properties fo:font-size="10pt" officeooo:paragraph-rsid="0008ac5c" style:font-size-asian="10pt" style:font-size-complex="10pt"/>
    </style:style>
    <style:style style:name="P1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008ac5c" style:font-size-asian="10pt" style:font-size-complex="10pt"/>
    </style:style>
    <style:style style:name="P1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0pt" style:font-size-asian="10pt" style:font-size-complex="10pt"/>
    </style:style>
    <style:style style:name="P1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0pt" officeooo:paragraph-rsid="0008ac5c" style:font-size-asian="10pt" style:font-size-complex="10pt"/>
    </style:style>
    <style:style style:name="T1" style:family="text">
      <style:text-properties fo:font-variant="normal" fo:text-transform="none" fo:color="#000000" style:font-name="monospace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9933"/>
    </style:style>
    <style:style style:name="T4" style:family="text">
      <style:text-properties fo:color="#009933" fo:font-weight="bold" style:font-weight-asian="bold" style:font-weight-complex="bold"/>
    </style:style>
    <style:style style:name="T5" style:family="text">
      <style:text-properties fo:color="#336600"/>
    </style:style>
    <style:style style:name="T6" style:family="text">
      <style:text-properties fo:color="#336600" fo:font-weight="bold" style:font-weight-asian="bold" style:font-weight-complex="bold"/>
    </style:style>
    <style:style style:name="T7" style:family="text">
      <style:text-properties fo:color="#33ff99"/>
    </style:style>
    <style:style style:name="T8" style:family="text">
      <style:text-properties fo:color="#33ff99" fo:font-weight="bold" style:font-weight-asian="bold" style:font-weight-complex="bold"/>
    </style:style>
    <style:style style:name="T9" style:family="text">
      <style:text-properties fo:color="#66ff00"/>
    </style:style>
    <style:style style:name="T10" style:family="text">
      <style:text-properties fo:color="#66ff00" fo:font-weight="bold" style:font-weight-asian="bold" style:font-weight-complex="bold"/>
    </style:style>
    <style:style style:name="T11" style:family="text">
      <style:text-properties fo:color="#00cc33"/>
    </style:style>
    <style:style style:name="T12" style:family="text">
      <style:text-properties fo:color="#00cc33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ервая строка – обучение на 80% данных, вторая строка – обучение на всех данных.</text:p>
      <text:p text:style-name="P8"/>
      <text:p text:style-name="P8">18-191</text:p>
      <text:p text:style-name="P4">[0.999 0.988 0.998 1. <text:s text:c="3"/>1. <text:s text:c="2"/>]</text:p>
      <text:p text:style-name="P14">[<text:span text:style-name="T12">1.</text:span><text:span text:style-name="T11"> <text:s text:c="3"/></text:span><text:span text:style-name="T12">0.999 1.</text:span> <text:s text:c="3"/>1. <text:s text:c="3"/>1. <text:s text:c="2"/>]</text:p>
      <text:p text:style-name="P14"/>
      <text:p text:style-name="P16"/>
      <text:p text:style-name="P6">18-320</text:p>
      <text:p text:style-name="P4">[1. 1. 1. 1. 1. 1.]</text:p>
      <text:p text:style-name="P14">[1. 1. 1. 1. 1. 1.]</text:p>
      <text:p text:style-name="P16"/>
      <text:p text:style-name="P16"/>
      <text:p text:style-name="P6">18-653</text:p>
      <text:p text:style-name="P4">[0.94 <text:s/>0.992 0.885 1. <text:s text:c="3"/>1. <text:s text:c="2"/>]</text:p>
      <text:p text:style-name="P14">[<text:span text:style-name="T12">0.999 1. <text:s text:c="3"/>0.971</text:span> 1. <text:s text:c="3"/>1. <text:s text:c="2"/>]</text:p>
      <text:p text:style-name="P16"/>
      <text:p text:style-name="P16"/>
      <text:p text:style-name="P6">18-1967</text:p>
      <text:p text:style-name="P4">[1. <text:s text:c="3"/>0.89 <text:s/>1. <text:s text:c="3"/>0.999]</text:p>
      <text:p text:style-name="P14">[1. <text:s text:c="3"/><text:span text:style-name="T12">0.997 </text:span>1. <text:s text:c="3"/><text:span text:style-name="T12">1.</text:span> <text:s text:c="2"/>]</text:p>
      <text:p text:style-name="P16"/>
      <text:p text:style-name="P16"/>
      <text:p text:style-name="P6">18-1351</text:p>
      <text:p text:style-name="P4">[1. 1. 1.]</text:p>
      <text:p text:style-name="P14">[1. 1. 1.]</text:p>
      <text:p text:style-name="P16"/>
      <text:p text:style-name="P16"/>
      <text:p text:style-name="P6">18-752</text:p>
      <text:p text:style-name="P4">[0.133 1. <text:s text:c="3"/>1. <text:s text:c="3"/>1. <text:s text:c="3"/>1. <text:s text:c="3"/>1. <text:s text:c="3"/>1. <text:s text:c="2"/>]</text:p>
      <text:p text:style-name="P14">[<text:span text:style-name="T13">0.049</text:span> 1. <text:s text:c="3"/>1. <text:s text:c="3"/>1. <text:s text:c="3"/>1. <text:s text:c="3"/>1. <text:s text:c="3"/>1. <text:s text:c="2"/>]</text:p>
      <text:p text:style-name="P16"/>
      <text:p text:style-name="P16"/>
      <text:p text:style-name="P6">18-238</text:p>
      <text:p text:style-name="P4">[1. <text:s text:c="3"/>1. <text:s text:c="3"/>1. <text:s text:c="3"/>0.988]</text:p>
      <text:p text:style-name="P14">[1. <text:s text:c="3"/>1. <text:s text:c="3"/>1. <text:s text:c="3"/><text:span text:style-name="T12">1.</text:span>]</text:p>
      <text:p text:style-name="P16"/>
      <text:p text:style-name="P16"/>
      <text:p text:style-name="P6">18-122</text:p>
      <text:p text:style-name="P4">[1. 1. 1. 1. 1. 1. 1.]</text:p>
      <text:p text:style-name="P14">[1. 1. 1. 1. 1. 1. 1.]</text:p>
      <text:p text:style-name="P16"/>
      <text:p text:style-name="P16"/>
      <text:p text:style-name="P7">18-880</text:p>
      <text:p text:style-name="P5">[1. 1. 1. 1.]</text:p>
      <text:p text:style-name="P12"><text:span text:style-name="T1">[1. 1. 1. 1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4:26:19.927606783</meta:creation-date>
    <dc:date>2018-07-21T14:33:28.789518975</dc:date>
    <meta:editing-duration>PT7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18" meta:character-count="571" meta:non-whitespace-character-count="382"/>
  </office:meta>
</office:document-meta>
</file>